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063EB128AFC4A8F4A10.jpg" manifest:media-type="image/jpeg"/>
  <manifest:file-entry manifest:full-path="Pictures/100000000000042100000319935403CE7B0BE4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subtitle">
      <style:graphic-properties draw:fill-color="#ffffff" draw:textarea-vertical-align="top" draw:auto-grow-height="true" fo:min-height="17.2cm"/>
    </style:style>
    <style:style style:name="pr5" style:family="presentation" style:parent-style-name="lights2-notes">
      <style:graphic-properties draw:fill-color="#ffffff" draw:auto-grow-height="true" fo:min-height="13.364cm"/>
    </style:style>
    <style:style style:name="pr6" style:family="presentation" style:parent-style-name="lights2-title">
      <style:graphic-properties draw:auto-grow-height="true" fo:min-height="2.906cm"/>
    </style:style>
    <style:style style:name="pr7" style:family="presentation" style:parent-style-name="lights2-subtitle">
      <style:graphic-properties draw:fill-color="#ffffff" draw:auto-grow-height="true" fo:min-height="12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weight="normal" style:font-weight-asian="normal" style:font-weight-complex="normal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Beginning programming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GIT and JavaScript</text:p>
            <text:p/>
            <text:p>Mark Ho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4" draw:text-style-name="P1" draw:layer="layout" svg:width="25.199cm" svg:height="17.2cm" svg:x="1.4cm" svg:y="2.8cm" presentation:class="subtitle" presentation:user-transformed="true">
          <draw:text-box>
            <text:p>Day 1</text:p>
            <text:p/>
            <text:list text:style-name="L2">
              <text:list-item>
                <text:p text:style-name="P2"><text:s/>Introduction to programming</text:p>
              </text:list-item>
              <text:list-item>
                <text:p text:style-name="P2"><text:s/>Introduction to JavaScript</text:p>
              </text:list-item>
              <text:list-item>
                <text:p text:style-name="P2"><text:s/>Set up development environment</text:p>
                <text:list>
                  <text:list-item>
                    <text:p text:style-name="P2"><text:s/>Atom</text:p>
                  </text:list-item>
                  <text:list-item>
                    <text:p text:style-name="P2"><text:s/>GIT</text:p>
                  </text:list-item>
                </text:list>
              </text:list-item>
              <text:list-item>
                <text:p text:style-name="P2"><text:s/>The code editor</text:p>
                <text:list>
                  <text:list-item>
                    <text:p text:style-name="P2"><text:s/>Introduction</text:p>
                  </text:list-item>
                  <text:list-item>
                    <text:p text:style-name="P2"><text:s/>Advantages</text:p>
                  </text:list-item>
                </text:list>
              </text:list-item>
              <text:list-item>
                <text:p text:style-name="P2"><text:s/>Lets start writing code</text:p>
              </text:list-item>
              <text:list-item>
                <text:p text:style-name="P2"><text:s/>Team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program takes an input, processes it and returns a result</text:p>
            <text:p/>
            <text:p>Programming is giving the computer the instructions it needs to produce this resul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program contains a list of instructions</text:p>
            <text:p/>
            <text:p>The instructions need to be in a language the computer can understand</text:p>
            <text:p/>
            <text:p>In our case, this is where JavaScript comes 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Steps</text:p>
            <text:p/>
            <text:p text:style-name="P3">Understand your problem</text:p>
            <text:p text:style-name="P3">Work out your solution</text:p>
            <text:p text:style-name="P3">Break up your solution into small steps</text:p>
            <text:p text:style-name="P3">Write the code that describes your solu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HTML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HTML is a file that holds text</text:p>
            <text:p>Text is “marked up” using tags</text:p>
            <text:p/>
            <text:p>&lt;p&gt;Paragraph&lt;/p&gt;</text:p>
            <text:p>&lt;h1&gt;heading&lt;/h1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Great first language to learn</text:p>
            <text:p/>
            <text:p>Can run anywhere (how many devices in your house have a web browser)</text:p>
            <text:p/>
            <text:p>Phones, PCs, Tablets, TVs, Consoles even Robots (http://johnny-five.io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JavaScript files have the js extension</text:p>
            <text:p><text:span text:style-name="T1">MyJavaScriptFile.js</text:span></text:p>
            <text:p><text:span text:style-name="T1"/></text:p>
            <text:p><text:span text:style-name="T2">They must be loaded into a HTML file to run</text:span></text:p>
            <text:p><text:span text:style-name="T2">&lt;script src="scripts/main.js"&gt;&lt;/script&gt;</text:span></text:p>
            <text:p><text:span text:style-name="T1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<text:span text:style-name="T3">Variables</text:span></text:p>
            <text:p/>
            <text:p>A way to store information</text:p>
            <text:p/>
            <text:p>A variable is given a name so it can be easily accessed</text:p>
            <text:p/>
            <text:p>var myNumber = 1;</text:p>
            <text:p>var myString = “Hello world”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<text:span text:style-name="T3">Functions</text:span></text:p>
            <text:p/>
            <text:p>A way to reuse code so it never needs to be repeated</text:p>
            <text:p/>
            <text:p text:style-name="P2">function square (number) {</text:p>
            <text:p text:style-name="P2"><text:s text:c="2"/>return number * number;</text:p>
            <text:p text:style-name="P2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 presentation:user-transformed="true">
          <draw:text-box>
            <text:p>Exercise 1</text:p>
          </draw:text-box>
        </draw:frame>
        <draw:frame presentation:style-name="pr7" draw:text-style-name="P5" draw:layer="layout" svg:width="25.199cm" svg:height="12.2cm" svg:x="1.4cm" svg:y="6.2cm" presentation:class="subtitle" presentation:user-transformed="true">
          <draw:text-box>
            <text:p text:style-name="P4"><text:span text:style-name="T4">Go to </text:span><text:span text:style-name="T4"><text:a xlink:href="https://atom.io/" xlink:type="simple">https://atom.io/</text:a></text:span><text:span text:style-name="T4"> and download the editor</text:span></text:p>
            <text:p text:style-name="P4"><text:span text:style-name="T4"/></text:p>
            <text:p text:style-name="P4"><text:span text:style-name="T4">Open atom and press Ctrl + ,</text:span></text:p>
            <text:p text:style-name="P4"><text:span text:style-name="T4"/></text:p>
            <text:p text:style-name="P4"><text:span text:style-name="T4">Go to packages and install atom-live-ser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 presentation:user-transformed="true">
          <draw:text-box>
            <text:p>Exercise 2</text:p>
          </draw:text-box>
        </draw:frame>
        <draw:frame presentation:style-name="pr7" draw:text-style-name="P5" draw:layer="layout" svg:width="25.199cm" svg:height="12.2cm" svg:x="1.4cm" svg:y="6.2cm" presentation:class="subtitle" presentation:user-transformed="true">
          <draw:text-box>
            <text:p text:style-name="P4"><text:span text:style-name="T4">Write a JavaScript application to save your name in a variable and display it in the console</text:span></text:p>
            <text:p text:style-name="P4"><text:span text:style-name="T4"/></text:p>
            <text:p text:style-name="P4"><text:span text:style-name="T4">A basic project is provided alongside these sli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References</text:p>
          </draw:text-box>
        </draw:frame>
        <draw:frame presentation:style-name="pr7" draw:text-style-name="P7" draw:layer="layout" svg:width="25.199cm" svg:height="12.2cm" svg:x="1.4cm" svg:y="6.2cm" presentation:class="subtitle" presentation:user-transformed="true">
          <draw:text-box>
            <text:list text:style-name="L1">
              <text:list-item>
                <text:p text:style-name="P6"><text:span text:style-name="T5"><text:a xlink:href="https://en.wikibooks.org/wiki/Wikijunior:Programming_for_Kids" xlink:type="simple">https://en.wikibooks.org/wiki/Wikijunior:Programming_for_Kids</text:a></text:span></text:p>
              </text:list-item>
              <text:list-item>
                <text:p text:style-name="P6"><text:span text:style-name="T5"><text:a xlink:href="https://developer.mozilla.org/en-US/docs/Learn/Getting_started_with_the_web/JavaScript_basics" xlink:type="simple">https://developer.mozilla.org/en-US/docs/Learn/Getting_started_with_the_web/JavaScript_basics</text:a></text:span></text:p>
              </text:list-item>
            </text:list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none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70%" draw:fill-image-width="0cm" draw:fill-image-height="0cm" draw:auto-grow-height="false" draw:fit-to-size="shrink-to-fit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draw:style-name="Mgr3" draw:text-style-name="MP5" draw:layer="backgroundobjects" svg:width="28cm" svg:height="21cm" svg:x="0cm" svg:y="0.001cm">
        <draw:image xlink:href="Pictures/100000000000042100000319935403CE7B0BE43B.jpg" xlink:type="simple" xlink:show="embed" xlink:actuate="onLoad">
          <text:p/>
        </draw:image>
      </draw:frame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00000042100000319935403CE7B0BE43B.jpg" xlink:type="simple" xlink:show="embed" xlink:actuate="onLoad">
          <text:p/>
        </draw:image>
      </draw:frame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0.001cm" svg:height="0.001cm" svg:x="0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1">
      <office:forms form:automatic-focus="false" form:apply-design-mode="false"/>
      <draw:frame draw:style-name="Mgr3" draw:text-style-name="MP5" draw:layer="backgroundobjects" svg:width="28.047cm" svg:height="2.634cm" svg:x="-0.047cm" svg:y="-0.034cm">
        <draw:image xlink:href="Pictures/100000000000042300000063EB128AFC4A8F4A10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0.001cm" svg:height="0.001cm" svg:x="0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4:41:26.765929138</meta:creation-date>
    <meta:editing-duration>P0D</meta:editing-duration>
    <meta:editing-cycles>1</meta:editing-cycles>
    <meta:generator>LibreOffice/5.1.6.2$Linux_X86_64 LibreOffice_project/10m0$Build-2</meta:generator>
    <meta:document-statistic meta:object-count="97"/>
  </office:meta>
</office:document-meta>
</file>